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OpenSymbol" svg:font-family="OpenSymbol"/>
    <style:font-face style:name="Roboto Mono" svg:font-family="'Roboto Mono', monospace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 fo:break-before="page"/>
    </style:style>
    <style:style style:name="P3" style:family="paragraph" style:parent-style-name="Text_20_body" style:list-style-name="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P4" style:family="paragraph" style:parent-style-name="Standard" style:list-style-name="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P5" style:family="paragraph" style:parent-style-name="Heading_20_1" style:master-page-name="First_20_Page">
      <style:paragraph-properties style:page-number="auto"/>
    </style:style>
    <style:style style:name="P6" style:family="paragraph" style:parent-style-name="Preformatted_20_Text">
      <style:paragraph-properties fo:margin-top="0cm" fo:margin-bottom="0cm" fo:text-align="start" style:justify-single-word="false" fo:background-color="#f8f9fa" fo:padding="0cm" fo:border="none">
        <style:background-image/>
      </style:paragraph-properties>
    </style:style>
    <style:style style:name="P7" style:family="paragraph" style:parent-style-name="Preformatted_20_Text" style:list-style-name="">
      <style:paragraph-properties fo:margin-left="1.018cm" fo:margin-right="0cm" fo:text-indent="-1.02cm" style:auto-text-indent="false" style:text-autospace="none">
        <style:tab-stops>
          <style:tab-stop style:position="0cm"/>
          <style:tab-stop style:position="1.02cm"/>
          <style:tab-stop style:position="2.039cm"/>
          <style:tab-stop style:position="3.059cm"/>
          <style:tab-stop style:position="4.078cm"/>
          <style:tab-stop style:position="5.098cm"/>
          <style:tab-stop style:position="6.117cm"/>
          <style:tab-stop style:position="7.137cm"/>
          <style:tab-stop style:position="8.156cm"/>
          <style:tab-stop style:position="9.176cm"/>
          <style:tab-stop style:position="10.195cm"/>
          <style:tab-stop style:position="11.215cm"/>
          <style:tab-stop style:position="12.234cm"/>
          <style:tab-stop style:position="13.254cm"/>
          <style:tab-stop style:position="14.273cm"/>
          <style:tab-stop style:position="15.293cm"/>
          <style:tab-stop style:position="16.312cm"/>
          <style:tab-stop style:position="17.332cm"/>
          <style:tab-stop style:position="18.352cm"/>
          <style:tab-stop style:position="19.371cm"/>
          <style:tab-stop style:position="20.391cm"/>
          <style:tab-stop style:position="21.41cm"/>
          <style:tab-stop style:position="22.43cm"/>
          <style:tab-stop style:position="23.449cm"/>
          <style:tab-stop style:position="24.469cm"/>
          <style:tab-stop style:position="25.488cm"/>
          <style:tab-stop style:position="26.508cm"/>
          <style:tab-stop style:position="27.527cm"/>
          <style:tab-stop style:position="28.547cm"/>
          <style:tab-stop style:position="29.566cm"/>
          <style:tab-stop style:position="30.586cm"/>
          <style:tab-stop style:position="31.605cm"/>
          <style:tab-stop style:position="32.623cm"/>
          <style:tab-stop style:position="33.643cm"/>
          <style:tab-stop style:position="34.662cm"/>
          <style:tab-stop style:position="35.682cm"/>
          <style:tab-stop style:position="36.701cm"/>
          <style:tab-stop style:position="37.721cm"/>
          <style:tab-stop style:position="38.74cm"/>
          <style:tab-stop style:position="39.76cm"/>
          <style:tab-stop style:position="40.779cm"/>
          <style:tab-stop style:position="41.799cm"/>
          <style:tab-stop style:position="42.818cm"/>
          <style:tab-stop style:position="43.838cm"/>
          <style:tab-stop style:position="44.857cm"/>
          <style:tab-stop style:position="45.877cm"/>
          <style:tab-stop style:position="46.897cm"/>
          <style:tab-stop style:position="47.916cm"/>
          <style:tab-stop style:position="48.936cm"/>
          <style:tab-stop style:position="49.955cm"/>
          <style:tab-stop style:position="50.975cm"/>
          <style:tab-stop style:position="51.994cm"/>
          <style:tab-stop style:position="53.014cm"/>
          <style:tab-stop style:position="54.033cm"/>
          <style:tab-stop style:position="55.053cm"/>
          <style:tab-stop style:position="56.072cm"/>
          <style:tab-stop style:position="57.092cm"/>
          <style:tab-stop style:position="58.111cm"/>
          <style:tab-stop style:position="59.131cm"/>
          <style:tab-stop style:position="60.15cm"/>
          <style:tab-stop style:position="61.17cm"/>
          <style:tab-stop style:position="62.189cm"/>
          <style:tab-stop style:position="63.209cm"/>
          <style:tab-stop style:position="64.228cm"/>
          <style:tab-stop style:position="65.246cm"/>
          <style:tab-stop style:position="66.266cm"/>
          <style:tab-stop style:position="67.285cm"/>
          <style:tab-stop style:position="68.305cm"/>
          <style:tab-stop style:position="69.324cm"/>
          <style:tab-stop style:position="70.344cm"/>
          <style:tab-stop style:position="71.363cm"/>
          <style:tab-stop style:position="72.383cm"/>
          <style:tab-stop style:position="73.402cm"/>
          <style:tab-stop style:position="74.422cm"/>
          <style:tab-stop style:position="75.442cm"/>
          <style:tab-stop style:position="76.461cm"/>
          <style:tab-stop style:position="77.481cm"/>
          <style:tab-stop style:position="78.5cm"/>
          <style:tab-stop style:position="79.52cm"/>
          <style:tab-stop style:position="80.539cm"/>
          <style:tab-stop style:position="81.559cm"/>
          <style:tab-stop style:position="82.578cm"/>
          <style:tab-stop style:position="83.598cm"/>
          <style:tab-stop style:position="84.617cm"/>
          <style:tab-stop style:position="85.637cm"/>
          <style:tab-stop style:position="86.656cm"/>
          <style:tab-stop style:position="87.676cm"/>
          <style:tab-stop style:position="88.695cm"/>
          <style:tab-stop style:position="89.715cm"/>
          <style:tab-stop style:position="90.734cm"/>
          <style:tab-stop style:position="91.754cm"/>
          <style:tab-stop style:position="92.774cm"/>
          <style:tab-stop style:position="93.793cm"/>
          <style:tab-stop style:position="94.813cm"/>
          <style:tab-stop style:position="95.832cm"/>
          <style:tab-stop style:position="96.852cm"/>
          <style:tab-stop style:position="97.869cm"/>
          <style:tab-stop style:position="98.889cm"/>
          <style:tab-stop style:position="99.908cm"/>
          <style:tab-stop style:position="100.928cm"/>
        </style:tab-stops>
      </style:paragraph-properties>
      <style:text-properties fo:color="#800080" style:font-name="Menlo-Regular" fo:font-size="12pt" style:font-name-asian="Menlo-Regular" style:font-size-asian="12pt" style:font-name-complex="Menlo-Regular" style:font-size-complex="12pt"/>
    </style:style>
    <style:style style:name="T1" style:family="text">
      <style:text-properties style:font-name="Wingdings"/>
    </style:style>
    <style:style style:name="T2" style:family="text">
      <style:text-properties fo:language="es" fo:country="ES"/>
    </style:style>
    <style:style style:name="T3" style:family="text">
      <style:text-properties fo:font-variant="normal" fo:text-transform="none" fo:color="#333333" style:font-name="Source Code Pro" fo:font-size="8.19999980926514pt" fo:letter-spacing="normal" fo:font-style="normal" fo:font-weight="bold"/>
    </style:style>
    <style:style style:name="T4" style:family="text">
      <style:text-properties fo:font-variant="normal" fo:text-transform="none" fo:color="#333333" style:font-name="Source Code Pro" fo:font-size="8.19999980926514pt" fo:letter-spacing="normal" fo:font-style="normal" fo:font-weight="normal"/>
    </style:style>
    <style:style style:name="T5" style:family="text">
      <style:text-properties fo:font-variant="normal" fo:text-transform="none" fo:color="#333333" fo:letter-spacing="normal"/>
    </style:style>
    <style:style style:name="T6" style:family="text">
      <style:text-properties fo:font-variant="normal" fo:text-transform="none" fo:color="#dd1144" style:font-name="Source Code Pro" fo:font-size="8.19999980926514pt" fo:letter-spacing="normal" fo:font-style="normal" fo:font-weight="normal"/>
    </style:style>
    <style:style style:name="T7" style:family="text">
      <style:text-properties fo:font-variant="normal" fo:text-transform="none" fo:color="#212529" style:font-name="Roboto Mono" fo:font-size="8.85000038146973pt" fo:letter-spacing="normal" fo:font-style="normal" fo:font-weight="normal" fo:background-color="transparent"/>
    </style:style>
    <style:style style:name="T8" style:family="text">
      <style:text-properties fo:font-variant="normal" fo:text-transform="none" fo:color="#999999" style:font-name="Roboto Mono" fo:font-size="8.85000038146973pt" fo:letter-spacing="normal" fo:font-style="normal" fo:font-weight="normal" fo:background-color="transparent"/>
    </style:style>
    <style:style style:name="T9" style:family="text">
      <style:text-properties fo:font-variant="normal" fo:text-transform="none" fo:color="#1fbaac" style:font-name="Roboto Mono" fo:font-size="8.85000038146973pt" fo:letter-spacing="normal" fo:font-style="normal" fo:font-weight="normal" fo:background-color="transparent"/>
    </style:style>
    <style:style style:name="T10" style:family="text">
      <style:text-properties fo:font-variant="normal" fo:text-transform="none" fo:color="#660066" style:font-name="Roboto Mono" fo:font-size="8.85000038146973pt" fo:letter-spacing="normal" fo:font-style="normal" fo:font-weight="normal" fo:background-color="transparent"/>
    </style:style>
    <style:style style:name="T11" style:family="text">
      <style:text-properties fo:font-variant="normal" fo:text-transform="none" fo:color="#222222" style:font-name="Roboto Mono" fo:font-size="8.85000038146973pt" fo:letter-spacing="normal" fo:font-style="normal" fo:font-weight="normal" fo:background-color="transparent"/>
    </style:style>
    <style:style style:name="T12" style:family="text">
      <style:text-properties fo:font-variant="normal" fo:text-transform="none" fo:color="#1b87c9" style:font-name="Roboto Mono" fo:font-size="8.85000038146973pt" fo:letter-spacing="normal" fo:font-style="normal" fo:font-weight="normal" fo:background-color="transparent"/>
    </style:style>
    <style:style style:name="T13" style:family="text">
      <style:text-properties fo:font-variant="normal" fo:text-transform="none" fo:color="#4a4a4a" style:font-name="Roboto" fo:font-size="10.1000003814697pt" fo:letter-spacing="normal" fo:font-style="normal" fo:font-weight="normal"/>
    </style:style>
    <style:style style:name="T14" style:family="text">
      <style:text-properties fo:font-variant="normal" fo:text-transform="none" fo:color="#008f83" style:font-name="Roboto Mono" fo:font-size="8.85000038146973pt" fo:letter-spacing="normal" fo:font-style="normal" fo:font-weight="normal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712075723333178852" text:style-name="Outline">
        <text:list-item>
          <text:h text:style-name="P5" text:outline-level="1">Shared_preference</text:h>
        </text:list-item>
        <text:list-item>
          <text:h text:style-name="Heading_20_1" text:outline-level="1">Flutter Beta</text:h>
        </text:list-item>
      </text:list>
      <text:p text:style-name="Standard"/>
      <text:p text:style-name="Standard">Objetivo:</text:p>
      <text:p text:style-name="Standard"/>
      <text:p text:style-name="Standard">F.Creación: 17-2-2019</text:p>
      <text:p text:style-name="Standard"/>
      <text:p text:style-name="P1">Programa:</text:p>
      <text:p text:style-name="P1"/>
      <text:p text:style-name="P1">Fuente:<text:tab/><text:a xlink:type="simple" xlink:href="https://flutter.io/docs/cookbook/persistence/key-value" text:style-name="Internet_20_link" text:visited-style-name="Visited_20_Internet_20_Link">oficial</text:a><text:tab/><text:a xlink:type="simple" xlink:href="https://pub.dartlang.org/packages/shared_preferences" text:style-name="Internet_20_link" text:visited-style-name="Visited_20_Internet_20_Link">pub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Max</text:p>
      <text:p text:style-name="P1">max82574971@gmail.com</text:p>
      <text:p text:style-name="P2"/>
      <text:p text:style-name="P4">shared_preferences: ^0.5.1+1</text:p>
      <text:p text:style-name="P4"><text:span text:style-name="T3">import</text:span><text:span text:style-name="T5"> </text:span><text:span text:style-name="T6">'package:shared_preferences/shared_preferences.dart'</text:span><text:span text:style-name="T4">;</text:span></text:p>
      <text:p text:style-name="P4"><text:span text:style-name="T4"/></text:p>
      <text:p text:style-name="P4"><text:span text:style-name="T4">Grabar datos</text:span></text:p>
      <text:p text:style-name="P7"><text:span text:style-name="Source_20_Text"><text:span text:style-name="T8">// obtain shared preferences</text:span></text:span></text:p>
      <text:p text:style-name="P6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await</text:span></text:span><text:span text:style-name="Source_20_Text"><text:span text:style-name="T7"> </text:span></text:span><text:span text:style-name="Source_20_Text"><text:span text:style-name="T10">SharedPreferences</text:span></text:span><text:span text:style-name="Source_20_Text"><text:span text:style-name="T11">.</text:span></text:span><text:span text:style-name="Source_20_Text"><text:span text:style-name="T7">getInstance</text:span></text:span><text:span text:style-name="Source_20_Text"><text:span text:style-name="T11">();</text:span></text:span></text:p>
      <text:p text:style-name="P6"/>
      <text:p text:style-name="P6"><text:span text:style-name="Source_20_Text"><text:span text:style-name="T8">// set value</text:span></text:span></text:p>
      <text:p text:style-name="P6"><text:span text:style-name="Source_20_Text"><text:span text:style-name="T10">prefs</text:span></text:span><text:span text:style-name="Source_20_Text"><text:span text:style-name="T11">.</text:span></text:span><text:span text:style-name="Source_20_Text"><text:span text:style-name="T7">setInt</text:span></text:span><text:span text:style-name="Source_20_Text"><text:span text:style-name="T11">(</text:span></text:span><text:span text:style-name="Source_20_Text"><text:span text:style-name="T12">'counter'</text:span></text:span><text:span text:style-name="Source_20_Text"><text:span text:style-name="T11">,</text:span></text:span><text:span text:style-name="Source_20_Text"><text:span text:style-name="T7"> </text:span></text:span><text:span text:style-name="Source_20_Text"><text:span text:style-name="T10">counter</text:span></text:span><text:span text:style-name="Source_20_Text"><text:span text:style-name="T11">);</text:span></text:span></text:p>
      <text:p text:style-name="P4"><text:span text:style-name="T4"/></text:p>
      <text:p text:style-name="P4"><text:span text:style-name="T4">lee datos</text:span></text:p>
      <text:p text:style-name="P7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await</text:span></text:span><text:span text:style-name="Source_20_Text"><text:span text:style-name="T7"> </text:span></text:span><text:span text:style-name="Source_20_Text"><text:span text:style-name="T10">SharedPreferences</text:span></text:span><text:span text:style-name="Source_20_Text"><text:span text:style-name="T11">.</text:span></text:span><text:span text:style-name="Source_20_Text"><text:span text:style-name="T7">getInstance</text:span></text:span><text:span text:style-name="Source_20_Text"><text:span text:style-name="T11">();</text:span></text:span></text:p>
      <text:p text:style-name="P6"/>
      <text:p text:style-name="P6"><text:span text:style-name="Source_20_Text"><text:span text:style-name="T8">// Try reading data from the counter key. If it does not exist, return 0.</text:span></text:span></text:p>
      <text:p text:style-name="P6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counter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11">.</text:span></text:span><text:span text:style-name="Source_20_Text"><text:span text:style-name="T7">getInt</text:span></text:span><text:span text:style-name="Source_20_Text"><text:span text:style-name="T11">(</text:span></text:span><text:span text:style-name="Source_20_Text"><text:span text:style-name="T12">'counter'</text:span></text:span><text:span text:style-name="Source_20_Text"><text:span text:style-name="T11">)</text:span></text:span><text:span text:style-name="Source_20_Text"><text:span text:style-name="T7"> </text:span></text:span><text:span text:style-name="Source_20_Text"><text:span text:style-name="T11">??</text:span></text:span><text:span text:style-name="Source_20_Text"><text:span text:style-name="T7"> 0</text:span></text:span><text:span text:style-name="Source_20_Text"><text:span text:style-name="T11">;</text:span></text:span></text:p>
      <text:p text:style-name="P4"><text:span text:style-name="T4"/></text:p>
      <text:p text:style-name="P4"><text:span text:style-name="T4">remueve datos</text:span></text:p>
      <text:p text:style-name="P7"><text:span text:style-name="Source_20_Text"><text:span text:style-name="T9">final</text:span></text:span><text:span text:style-name="Source_20_Text"><text:span text:style-name="T7"> </text:span></text:span><text:span text:style-name="Source_20_Text"><text:span text:style-name="T10">prefs</text:span></text:span><text:span text:style-name="Source_20_Text"><text:span text:style-name="T7"> </text:span></text:span><text:span text:style-name="Source_20_Text"><text:span text:style-name="T11">=</text:span></text:span><text:span text:style-name="Source_20_Text"><text:span text:style-name="T7"> </text:span></text:span><text:span text:style-name="Source_20_Text"><text:span text:style-name="T10">await</text:span></text:span><text:span text:style-name="Source_20_Text"><text:span text:style-name="T7"> </text:span></text:span><text:span text:style-name="Source_20_Text"><text:span text:style-name="T10">SharedPreferences</text:span></text:span><text:span text:style-name="Source_20_Text"><text:span text:style-name="T11">.</text:span></text:span><text:span text:style-name="Source_20_Text"><text:span text:style-name="T7">getInstance</text:span></text:span><text:span text:style-name="Source_20_Text"><text:span text:style-name="T11">();</text:span></text:span></text:p>
      <text:p text:style-name="P6"/>
      <text:p text:style-name="P6"><text:span text:style-name="Source_20_Text"><text:span text:style-name="T10">prefs</text:span></text:span><text:span text:style-name="Source_20_Text"><text:span text:style-name="T11">.</text:span></text:span><text:span text:style-name="Source_20_Text"><text:span text:style-name="T7">remove</text:span></text:span><text:span text:style-name="Source_20_Text"><text:span text:style-name="T11">(</text:span></text:span><text:span text:style-name="Source_20_Text"><text:span text:style-name="T12">'counter'</text:span></text:span><text:span text:style-name="Source_20_Text"><text:span text:style-name="T11">);</text:span></text:span></text:p>
      <text:p text:style-name="P4"><text:span text:style-name="T4"/></text:p>
      <text:p text:style-name="P3"><text:span text:style-name="T13">Only primitive types can be used: </text:span><text:span text:style-name="Source_20_Text"><text:span text:style-name="T14">int</text:span></text:span><text:span text:style-name="T13">, </text:span><text:span text:style-name="Source_20_Text"><text:span text:style-name="T14">double</text:span></text:span><text:span text:style-name="T13">, </text:span><text:span text:style-name="Source_20_Text"><text:span text:style-name="T14">bool</text:span></text:span><text:span text:style-name="T13">, </text:span><text:span text:style-name="Source_20_Text"><text:span text:style-name="T14">string</text:span></text:span><text:span text:style-name="T13"> and </text:span><text:span text:style-name="Source_20_Text"><text:span text:style-name="T14">stringList</text:span>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OpenSymbol" svg:font-family="OpenSymbol"/>
    <style:font-face style:name="Roboto Mono" svg:font-family="'Roboto Mono', monospace"/>
    <style:font-face style:name="Roboto" svg:font-family="Roboto, sans-serif"/>
    <style:font-face style:name="Source Code Pro" svg:font-family="'Source Code Pro', Menlo, monospace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CL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loext:contextual-spacing="false" fo:margin-top="0cm" fo:margin-bottom="0.282cm" fo:line-height="107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CL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justify" style:justify-single-word="false" fo:orphans="2" fo:widows="2" style:writing-mode="lr-tb"/>
      <style:text-properties style:use-window-font-color="true" style:font-name="Courier New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loext:contextual-spacing="false" fo:margin-top="0.423cm" fo:margin-bottom="0cm" fo:text-align="center" style:justify-single-word="false" fo:keep-together="always" fo:keep-with-next="always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loext:contextual-spacing="false" fo:margin-top="0.071cm" fo:margin-bottom="0cm" fo:keep-together="always" fo:keep-with-next="always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loext:contextual-spacing="false" fo:margin-top="0.071cm" fo:margin-bottom="0cm" fo:keep-together="always" fo:keep-with-next="always"/>
      <style:text-properties fo:color="#1f4d78" fo:font-size="12pt" style:font-size-asian="12pt" style:font-size-complex="12pt"/>
    </style:style>
    <style:style style:name="Head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loext:contextual-spacing="false" fo:margin-top="0cm" fo:margin-bottom="0cm" fo:line-height="100%"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2e74b5" style:font-name="Courier New" fo:font-size="16pt" style:font-size-asian="16pt" style:font-size-complex="16pt"/>
    </style:style>
    <style:style style:name="Título_20_2_20_Car" style:display-name="Título 2 Car" style:family="text" style:parent-style-name="Default_20_Paragraph_20_Font">
      <style:text-properties fo:color="#2e74b5" style:font-name="Courier New" fo:font-size="13pt" style:font-size-asian="13pt" style:font-size-complex="13pt"/>
    </style:style>
    <style:style style:name="Título_20_3_20_Car" style:display-name="Título 3 Car" style:family="text" style:parent-style-name="Default_20_Paragraph_20_Font">
      <style:text-properties fo:color="#1f4d78" style:font-name="Courier New" fo:font-size="12pt" style:font-size-asian="12pt" style:font-size-complex="12pt"/>
    </style:style>
    <style:style style:name="Encabezado_20_Car" style:display-name="Encabezado Car" style:family="text" style:parent-style-name="Default_20_Paragraph_20_Font">
      <style:text-properties style:font-name="Courier New"/>
    </style:style>
    <style:style style:name="Pie_20_de_20_página_20_Car" style:display-name="Pie de página Car" style:family="text" style:parent-style-name="Default_20_Paragraph_20_Font">
      <style:text-properties style:font-name="Courier New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0" style:num-format="1">
        <style:list-level-properties text:list-level-position-and-space-mode="label-alignment">
          <style:list-level-label-alignment text:label-followed-by="listtab" fo:text-indent="-1.376cm" fo:margin-left="1.3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376cm" fo:margin-left="2.62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376cm" fo:margin-left="3.87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2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2.54cm" fo:margin-left="7.53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3.175cm" fo:margin-left="9.419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3.175cm" fo:margin-left="10.66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81cm" fo:margin-left="12.55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4.445cm" fo:margin-left="14.43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Wingdings"/>
    </style:style>
    <style:style style:name="MT2" style:family="text">
      <style:text-properties fo:language="es" fo:country="ES"/>
    </style:style>
    <style:page-layout style:name="Mpm1">
      <style:page-layout-properties fo:page-width="21.59cm" fo:page-height="27.94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51cm" fo:margin-bottom="1.251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left>
        <text:p text:style-name="Header"/>
      </style:header-left>
      <style:footer>
        <text:p text:style-name="Footer">Max82574971@gmail.com<text:span text:style-name="MT1"></text:span><text:tab/><text:tab/><text:span text:style-name="MT2">Página </text:span><text:page-number style:num-format="1" text:select-page="current"/><text:span text:style-name="MT2"> de </text:span><text:page-count style:num-format="1">2</text:page-count></text:p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editing-cycles>3</meta:editing-cycles>
    <meta:creation-date>2019-02-17T11:29:23</meta:creation-date>
    <meta:editing-duration>PT7H2M34S</meta:editing-duration>
    <meta:generator>OpenOffice/4.1.6$Unix OpenOffice.org_project/416m1$Build-9790</meta:generator>
    <meta:initial-creator>Máximo Meza</meta:initial-creator>
    <dc:date>2019-02-17T18:31:57</dc:date>
    <dc:creator>Máximo Meza</dc:creator>
    <meta:document-statistic meta:table-count="0" meta:image-count="0" meta:object-count="0" meta:page-count="2" meta:paragraph-count="24" meta:word-count="85" meta:character-count="71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